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367380580F5A8AF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  <style:text-properties fo:background-color="transparent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46cb4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officeooo:paragraph-rsid="00325d91"/>
    </style:style>
    <style:style style:name="P11" style:family="paragraph" style:parent-style-name="Table_20_Contents">
      <style:text-properties officeooo:paragraph-rsid="001a5680"/>
    </style:style>
    <style:style style:name="P12" style:family="paragraph" style:parent-style-name="Table_20_Contents">
      <style:text-properties officeooo:paragraph-rsid="003313ab"/>
    </style:style>
    <style:style style:name="P13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4" style:family="paragraph" style:parent-style-name="Heading">
      <style:paragraph-properties fo:text-align="center" style:justify-single-word="false"/>
      <style:text-properties officeooo:paragraph-rsid="00346cb4" fo:background-color="transparent"/>
    </style:style>
    <style:style style:name="P15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6" style:family="paragraph" style:parent-style-name="Table_20_Contents">
      <style:text-properties officeooo:rsid="003313ab" officeooo:paragraph-rsid="003313ab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313ab" fo:background-color="transparent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9a834" fo:background-color="transparent" loext:char-shading-value="0"/>
    </style:style>
    <style:style style:name="T8" style:family="text">
      <style:text-properties officeooo:rsid="00325d91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3219d4"/>
    </style:style>
    <style:style style:name="T12" style:family="text">
      <style:text-properties officeooo:rsid="00325d91"/>
    </style:style>
    <style:style style:name="T13" style:family="text">
      <style:text-properties officeooo:rsid="00332a75"/>
    </style:style>
    <style:style style:name="T14" style:family="text">
      <style:text-properties officeooo:rsid="003313ab"/>
    </style:style>
    <style:style style:name="T15" style:family="text">
      <style:text-properties officeooo:rsid="0035cd0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7">sp. zn. </text:span><text:span text:style-name="T8">RV 7/2016</text:span><text:span text:style-name="T7">, </text:span>#<text:span text:style-name="T11">5722</text:span></text:p>
      <text:p text:style-name="P13"><text:s/></text:p>
      <text:p text:style-name="P14"><text:span text:style-name="T14">Dodatek č. 1</text:span> </text:p>
      <text:p text:style-name="P2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9"><text:span text:style-name="T3">Zadavatel</text:span><text:span text:style-name="T5">:</text:span></text:p>
          </table:table-cell>
          <table:table-cell table:style-name="Tabulka1.A1" office:value-type="string">
            <text:p text:style-name="P10"><text:span text:style-name="T3">Česká pirátská strana</text:span>, mediální odbor:</text:p>
            <text:p text:style-name="P10">Mikuláš Ferjenčík, <text:span text:style-name="T12">vedoucí, </text:span>mikulas.ferjencik@pirati.cz </text:p>
            <text:p text:style-name="P10">Ivan Bartoš, předseda, <text:s/>ivan.bartos@pirati.cz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Dodavatel</text:span><text:span text:style-name="T5">:</text:span></text:p>
          </table:table-cell>
          <table:table-cell table:style-name="Tabulka1.A1" office:value-type="string">
            <text:p text:style-name="P11"><text:span text:style-name="T9">Jméno</text:span>: <text:span text:style-name="T13">Ing. Roman Kučera</text:span></text:p>
            <text:p text:style-name="Table_20_Contents"><text:span text:style-name="T12">IČO: </text:span>17008611<text:span text:style-name="T12">, místo podnikání: Jihla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Předmět dodatku</text:span><text:span text:style-name="T6">:</text:span></text:p>
          </table:table-cell>
          <table:table-cell table:style-name="Tabulka1.A1" office:value-type="string">
            <text:p text:style-name="P16">Změna termínu provedení:</text:p>
            <text:p text:style-name="P12"><text:s/><text:span text:style-name="T14">do 30.4.2018</text:span></text:p>
          </table:table-cell>
        </table:table-row>
      </table:table>
      <text:p text:style-name="P7"><text:span text:style-name="T6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6">https://www.pirati.cz/rules/ppu</text:span></text:span></text:a><text:span text:style-name="T6">&gt;, s nimiž se smluvní strany seznámily a zavazují se je dodržovat. Na důkaz seznámení se s podmínkami a uzavření smlouvy připojují smluvní strany své podpisy:</text:span></text:p>
      <text:p text:style-name="P3">V <text:span text:style-name="T10">Praze</text:span> dne <text:span text:style-name="T15">16-04-2017</text:span></text:p>
      <text:p text:style-name="P5">Za zadavatele: <text:tab/><text:tab/><text:tab/>Za dodavatele: </text:p>
      <text:p text:style-name="P6"><text:span text:style-name="T12">Mikuláš Ferjenčík</text:span><text:tab/><text:tab/><text:tab/><text:span text:style-name="T13">Ing. Roman Kučera</text:span></text:p>
      <text:p text:style-name="P5">….................<text:tab/><text:tab/><text:tab/>….................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67380580F5A8AFE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08T10:17:43.061656847</dc:date>
    <meta:editing-cycles>117</meta:editing-cycles>
    <meta:editing-duration>P24DT13H18M50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21" meta:word-count="103" meta:character-count="795" meta:non-whitespace-character-count="697"/>
    <meta:user-defined meta:name="Informace 1"/>
    <meta:user-defined meta:name="Informace 2"/>
    <meta:user-defined meta:name="Informace 3"/>
    <meta:user-defined meta:name="Informace 4"/>
  </office:meta>
</office:document-meta>
</file>